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T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68128380759451533" text:style-name="L1">
        <text:list-item>
          <text:p text:style-name="P1">Development of a location based mobile phone/tablet game where the player can fight ghouls using weapons they built from resources generated on a map using a statistical model</text:p>
        </text:list-item>
        <text:list-item>
          <text:p text:style-name="P1">Development of a augmented reality location based mobile game whose game objects are generated using a statistical model that ensures game balance </text:p>
        </text:list-item>
        <text:list-item>
          <text:p text:style-name="P1">Ghout Hunter, an augmented reality location mobile game whose game objects are generated using a statistical model that ensures game balance</text:p>
        </text:list-item>
      </text:list>
      <text:p text:style-name="Standard"/>
      <text:p text:style-name="P3">Introduction</text:p>
      <text:p text:style-name="P4"/>
      <text:list xml:id="list5929168772060492123" text:style-name="L2">
        <text:list-item>
          <text:p text:style-name="P2">augmented reality are a relatively new fashion in the gaming world which has reached new heights since the game pokemon go [citation]</text:p>
        </text:list-item>
        <text:list-item>
          <text:p text:style-name="P2">Most augmented reality games do not restrict where game objects can be created based on what game object they </text:p>
        </text:list-item>
        <text:list-item>
          <text:p text:style-name="P2">The closest to doing this is pokemon go is with pokemon on a certain type being more likely to generate near a certain geographic feature, for example water pokemon are more likely to generate near lakes. However the pokemon are not entirely restricted to those areas therefore it is not a key characteristic of the pokemon at most a clue for players on where they are most likely to find them. </text:p>
        </text:list-item>
        <text:list-item>
          <text:p text:style-name="P2">With Ghoul hunter, iron will be found near buildings only, wood found in green areas (e.g. parks or forests) only and stone on roads. </text:p>
        </text:list-item>
        <text:list-item>
          <text:p text:style-name="P2">The resources on the map will have to be generated in such a way that the game is balanced. </text:p>
        </text:list-item>
        <text:list-item>
          <text:p text:style-name="P2">Such that the user neither has to work to hard to collect resources for the game to be fun or gets too many resources for those recourse to have any value </text:p>
        </text:list-item>
        <text:list-item>
          <text:p text:style-name="P2">This will determine where the player goes while playing the game. While in pokemon go a player is likely to walk anyway in an attempt to find pokemon. </text:p>
        </text:list-item>
        <text:list-item>
          <text:p text:style-name="P2">Furthermore the ghoul hunter will allow players to fight ghouls. The player points there phone at the ghoul and then presses a button on the phone screen to attack the ghoul. Very few augmented reality games allow players to interact with game object on the map this way</text:p>
        </text:list-item>
        <text:list-item>
          <text:p text:style-name="P2">The closest to idea is SpecTrek[citation] which is a ghost hunting game. In SpecTrek the player can capture ghost by pressing a button while the phone's camera is on there position. However the ghost does not interact back with the user. In ghoul hunter the ghouls will fight back meaning that the player has a two way interaction with an game object. </text:p>
        </text:list-item>
        <text:list-item>
          <text:p text:style-name="P2">The final challenge with this game is to link resource collection to ghoul fighting</text:p>
        </text:list-item>
        <text:list-item>
          <text:p text:style-name="P2"><text:s/>In ghoul hunter the player will have to build weapons and armour using the resources they collected </text:p>
        </text:list-item>
      </text:list>
      <text:p text:style-name="Standard"/>
      <text:p text:style-name="P3">Related Work</text:p>
      <text:p text:style-name="P3"><text:span text:style-name="T1"/></text:p>
      <text:p text:style-name="P3"><text:span text:style-name="T1">-Look around at the most popular augmented reality location based games on the market there are several features I am looking to emulate </text:span></text:p>
      <text:p text:style-name="P3"><text:span text:style-name="T1">-In the game SpecTrek to capture ghost the user presses a button while a graphical representation of a sight is focused on that ghost </text:span></text:p>
      <text:p text:style-name="P3"><text:span text:style-name="T1">-This is similar to how I what attacks to be done against ghouls on ghoul hunter </text:span></text:p>
      <text:p text:style-name="P3"><text:span text:style-name="T1">-In the game Pokemon GO the generation rate of pokemon is proportional to the population density of the area</text:span></text:p>
      <text:p text:style-name="P3"><text:span text:style-name="T1">-I want to emulate this in ghoul hunter with the generation rate of resources and ghouls being proportional to the population density </text:span></text:p>
      <text:p text:style-name="P3"><text:span text:style-name="T1"/></text:p>
      <text:p text:style-name="P3"><text:span text:style-name="T1">-[</text:span><text:a xlink:type="simple" xlink:href="http://www.cs.cmu.edu/~ajw/s2007/0312-ObjectDistribution.pdf" text:style-name="Internet_20_link" text:visited-style-name="Visited_20_Internet_20_Link">http://www.cs.cmu.edu/~ajw/s2007/0312-ObjectDistribution.pdf</text:a><text:span text:style-name="T1">]</text:span></text:p>
      <text:p text:style-name="P3"><text:span text:style-name="T1">-Describes how the game “spore” [citation] generated game object using the Halton Sequence[citation in paper above] </text:span></text:p>
      <text:p text:style-name="P3"><text:soft-page-break/><text:span text:style-name="T1">-[</text:span><text:a xlink:type="simple" xlink:href="https://en.wikipedia.org/wiki/Knapsack_problem#cite_note-2" text:style-name="Internet_20_link" text:visited-style-name="Visited_20_Internet_20_Link">https://en.wikipedia.org/wiki/Knapsack_problem#cite_note-2</text:a><text:span text:style-name="T1"> source 1)]</text:span></text:p>
      <text:p text:style-name="P3"><text:span text:style-name="T1">-The knapsack problem is problem of filling a finite list of elements which are of most value. In my case it's of elements that are most appropriate for each area of the map </text:span></text:p>
      <text:p text:style-name="P3"><text:span text:style-name="T1">http://dl.acm.org.ezproxy1.bath.ac.uk/citation.cfm?id=2661933&amp;CFID=680206466&amp;CFTOKEN=90232932</text:span></text:p>
      <text:p text:style-name="P3"><text:span text:style-name="T1">-This paper descibes a problem relating to search engines. Where the search engines is consisted to have multiple knapsacks which represents different topics. The search engine has to fill each knapsack in a way that respects diversity. In my case the areas on a map such as parks, roads and buildings can be though of as knapsacks. The game has to place game objects in these “knapsacks” in such a way that the maps appear diverse and unpredictable. This problem is similar to the problem solved in the paper and should help me solve this problem in an efficient manner. </text:span></text:p>
      <text:p text:style-name="P3"/>
      <text:p text:style-name="P3">Methodologies</text:p>
      <text:p text:style-name="P3"/>
      <text:p text:style-name="P4">-I will built the game using C# using the game engine Unity </text:p>
      <text:p text:style-name="P4">-[<text:a xlink:type="simple" xlink:href="https://www.assetstore.unity3d.com/en/#!/content/3573" text:style-name="Internet_20_link" text:visited-style-name="Visited_20_Internet_20_Link">https://www.assetstore.unity3d.com/en/#!/content/3573</text:a>] I will use google maps in Unity to create the game map </text:p>
      <text:p text:style-name="P4">-I can then draw on top of this map </text:p>
      <text:p text:style-name="P4">-To create the augmented reality where the user can see resources and fight ghouls I will use the Unity library ARToolkit [https://artoolkit.org/documentation/doku.php?id=6_Unity:unity_about]</text:p>
      <text:p text:style-name="P4">-The server that the mobile connects to will be made using java </text:p>
      <text:p text:style-name="P4">-The server can connect to google maps using https://github.com/googlemaps/google-maps-services-java</text:p>
      <text:p text:style-name="P4">-I can also scan the image coming from google maps and determine which areas are green (for wood), roads (for stone) and buildings (for iron)</text:p>
      <text:p text:style-name="P4">-The mobile game and the Java server will connect via a standard http connection </text:p>
      <text:p text:style-name="P4">-The http connection will be setup in the Java server using the standard HttpServer class that come with the Java SDK </text:p>
      <text:p text:style-name="P4">-To connect the unity c# game on the mobile I will use the standard unit WWW class </text:p>
      <text:p text:style-name="P4"/>
      <text:p text:style-name="P4">-The resource 3d models I will find online, for example I could use this model (or part of the model) as the wood resource (https://www.assetstore.unity3d.com/en/#!/content/49089)</text:p>
      <text:p text:style-name="P4">-The ghouls I will create myself on Blender </text:p>
      <text:p text:style-name="P4">-The 2d textures for menus and for the weapon creation page I will draw myself </text:p>
      <text:p text:style-name="P4"/>
      <text:p text:style-name="P4">-To develop the mobile game I will use the Unity GUI to create game objects and add scripts to those objects using visual studio c#</text:p>
      <text:p text:style-name="P4">-To develop the Java server I will use the eclipse IDE </text:p>
      <text:p text:style-name="P4"/>
      <text:p text:style-name="P3">Requirements</text:p>
      <text:p text:style-name="P3"><text:span text:style-name="T1"/></text:p>
      <text:p text:style-name="P3"><text:span text:style-name="T1">Ghoul Hunter Mobile Game Client:</text:span></text:p>
      <text:p text:style-name="P3"><text:span text:style-name="T1"/></text:p>
      <text:p text:style-name="P3"><text:span text:style-name="T1">-Four screens:</text:span></text:p>
      <text:p text:style-name="P3"><text:span text:style-name="T1"><text:tab/></text:span></text:p>
      <text:p text:style-name="P3"><text:span text:style-name="T1"><text:tab/>-The map</text:span></text:p>
      <text:p text:style-name="P3"><text:span text:style-name="T1"><text:tab/><text:tab/>-With the resources on it</text:span></text:p>
      <text:p text:style-name="P3"><text:span text:style-name="T1"><text:tab/><text:tab/>-With the ghouls drawn on it</text:span></text:p>
      <text:p text:style-name="P3"><text:span text:style-name="T1"><text:tab/><text:tab/>-Your position on the map needs to be shown using GPS</text:span></text:p>
      <text:p text:style-name="P3"><text:span text:style-name="T1"><text:tab/>-Weapon creation screen</text:span></text:p>
      <text:p text:style-name="P3"><text:span text:style-name="T1"><text:tab/><text:tab/>-Three sections</text:span></text:p>
      <text:p text:style-name="P3"><text:span text:style-name="T1"><text:tab/><text:tab/><text:tab/>-Sharp end </text:span></text:p>
      <text:p text:style-name="P3"><text:soft-page-break/><text:span text:style-name="T1"><text:tab/><text:tab/><text:tab/><text:tab/>-Mace, blade, spike ball, etc</text:span></text:p>
      <text:p text:style-name="P3"><text:span text:style-name="T1"><text:tab/><text:tab/><text:tab/>-Poll</text:span></text:p>
      <text:p text:style-name="P3"><text:span text:style-name="T1"><text:tab/><text:tab/><text:tab/><text:tab/>-Short(sword,mace) or long(spear)</text:span></text:p>
      <text:p text:style-name="P3"><text:span text:style-name="T1"/></text:p>
      <text:p text:style-name="P3"><text:span text:style-name="T1"><text:tab/><text:tab/><text:tab/>-Handler</text:span></text:p>
      <text:p text:style-name="P3"><text:span text:style-name="T1"><text:tab/><text:tab/><text:tab/><text:tab/>-Wooden</text:span></text:p>
      <text:p text:style-name="P3"><text:span text:style-name="T1"><text:tab/><text:tab/><text:tab/><text:tab/>-Metal</text:span></text:p>
      <text:p text:style-name="P3"><text:span text:style-name="T1"><text:tab/><text:tab/><text:tab/><text:tab/>-Diamond</text:span></text:p>
      <text:p text:style-name="P3"><text:span text:style-name="T1"/></text:p>
      <text:p text:style-name="P3"><text:span text:style-name="T1"><text:tab/><text:tab/>-When a section is pressed a menu appears that allows sections to be replaced</text:span></text:p>
      <text:p text:style-name="P3"><text:span text:style-name="T1"><text:tab/><text:tab/> the user can select already created weapon parts or create a weapon part if they have <text:tab/><text:tab/>the necessary resources</text:span></text:p>
      <text:p text:style-name="P3"><text:span text:style-name="T1"><text:tab/></text:span></text:p>
      <text:p text:style-name="P3"><text:span text:style-name="T1"><text:tab/>-Camera</text:span></text:p>
      <text:p text:style-name="P3"><text:span text:style-name="T1"><text:tab/><text:tab/>-This is an augmented reality screen that shows what's coming in from the camera </text:span></text:p>
      <text:p text:style-name="P3"><text:span text:style-name="T1"><text:tab/><text:tab/>-The camera should know it's orientation hence what angle relative to the player <text:tab/><text:tab/><text:tab/>should be calculable therefore the player has to turn to see the game object</text:span></text:p>
      <text:p text:style-name="P3"><text:span text:style-name="T1"><text:tab/><text:tab/>-The player should be able to fight ghouls</text:span></text:p>
      <text:p text:style-name="P3"><text:span text:style-name="T1"><text:tab/><text:tab/><text:tab/>-The fights consist of block and attack </text:span></text:p>
      <text:p text:style-name="P3"><text:span text:style-name="T1"><text:tab/><text:tab/><text:tab/>-The player has to try to block the ghoul's attack with one button while <text:tab/><text:tab/><text:tab/><text:tab/>pressing another button to attack</text:span></text:p>
      <text:p text:style-name="P3"><text:span text:style-name="T1"><text:tab/><text:tab/><text:tab/>-To correct aim the attack or block the player should have the ghoul in the <text:tab/><text:tab/><text:tab/>centre of the sights drawn on top of the camera image</text:span></text:p>
      <text:p text:style-name="P3"><text:span text:style-name="T1"><text:tab/><text:tab/><text:tab/>-The ghoul will move so the player has to move their camera </text:span></text:p>
      <text:p text:style-name="P3"><text:span text:style-name="T1"><text:tab/><text:tab/><text:tab/>-The better the players weapon the greater the players attack and the better the <text:tab/><text:tab/><text:tab/>players armour the better the players block </text:span></text:p>
      <text:p text:style-name="P3"><text:span text:style-name="T1"><text:tab/><text:tab/><text:tab/>-Fighting therefore will be a skill the user has to learn </text:span></text:p>
      <text:p text:style-name="P3"><text:span text:style-name="T1"><text:tab/><text:tab/>-The player should be able to see and pick up resources</text:span></text:p>
      <text:p text:style-name="P3"><text:span text:style-name="T1"><text:tab/><text:tab/><text:tab/>-The resource should appear over the top of the camera image </text:span></text:p>
      <text:p text:style-name="P3"><text:span text:style-name="T1"><text:tab/><text:tab/><text:tab/>-The player should be able to press the resource which places the resource <text:tab/><text:tab/><text:tab/>inside their inventory</text:span></text:p>
      <text:p text:style-name="P3"><text:span text:style-name="T1"/></text:p>
      <text:p text:style-name="P3"><text:span text:style-name="T1"><text:tab/></text:span></text:p>
      <text:p text:style-name="P3"><text:span text:style-name="T1"><text:tab/>-Inventory</text:span></text:p>
      <text:p text:style-name="P3"><text:span text:style-name="T1"><text:tab/><text:tab/>-This is a simple screen that shows what resources the player has </text:span></text:p>
      <text:p text:style-name="P3"><text:span text:style-name="T1"/></text:p>
      <text:p text:style-name="P3"><text:span text:style-name="T1"><text:tab/>-Overall game features</text:span></text:p>
      <text:p text:style-name="P3"><text:span text:style-name="T1"><text:tab/><text:tab/>-When the player defeats a ghoul they gain a diamond of varying colours </text:span></text:p>
      <text:p text:style-name="P3"><text:span text:style-name="T1"><text:tab/><text:tab/><text:tab/>-This is added to their inventory </text:span></text:p>
      <text:p text:style-name="P3"><text:span text:style-name="T1"><text:tab/><text:tab/><text:tab/><text:tab/>-It can be used to improve their weapons by placing diamonds on the <text:tab/><text:tab/><text:tab/><text:tab/>handle of the weapon</text:span></text:p>
      <text:p text:style-name="P3"><text:span text:style-name="T1"><text:tab/><text:tab/><text:tab/><text:tab/>-Can be seen as a symbol of progress though the game</text:span></text:p>
      <text:p text:style-name="P3"><text:span text:style-name="T1"><text:tab/><text:tab/><text:tab/><text:tab/>-Diamonds will have a hierarchy with more valued diamonds being <text:tab/><text:tab/><text:tab/><text:tab/>obtained when difficult ghouls are defeated </text:span></text:p>
      <text:p text:style-name="P3"><text:span text:style-name="T1"><text:tab/><text:tab/>-Ghouls are of differing levels of difficulty </text:span></text:p>
      <text:p text:style-name="P3"><text:span text:style-name="T1"><text:tab/><text:tab/><text:tab/>-The harder the ghoul the better the weapon needed to defeat them and the <text:tab/><text:tab/><text:tab/>more skilful the player needs to be to beat them </text:span></text:p>
      <text:p text:style-name="P3"><text:span text:style-name="T1"><text:tab/><text:tab/>-Ghouls generation rates will be proportional to have difficult they are to beat</text:span></text:p>
      <text:p text:style-name="P3"><text:span text:style-name="T1"><text:tab/><text:tab/><text:tab/>-The more difficult the ghoul the harder the less of them there are </text:span></text:p>
      <text:p text:style-name="P3"><text:span text:style-name="T1"><text:tab/><text:tab/><text:tab/>-But there will be no ghoul that is very rare </text:span></text:p>
      <text:p text:style-name="P3"><text:span text:style-name="T1"/></text:p>
      <text:p text:style-name="P3"><text:span text:style-name="T1"/></text:p>
      <text:p text:style-name="P3"><text:soft-page-break/><text:span text:style-name="T1">-Game Server </text:span></text:p>
      <text:p text:style-name="P3"><text:span text:style-name="T1"/></text:p>
      <text:p text:style-name="P3"><text:span text:style-name="T1"><text:tab/>-Generates map game object so that all players can see the same game objects</text:span></text:p>
      <text:p text:style-name="P3"><text:span text:style-name="T1"><text:tab/><text:tab/>-Must contain a statistical model to determine game object distribution</text:span></text:p>
      <text:p text:style-name="P3"><text:span text:style-name="T1"><text:tab/><text:tab/><text:tab/>-Wood can only be generated on green areas of the map like parks</text:span></text:p>
      <text:p text:style-name="P3"><text:span text:style-name="T1"><text:tab/><text:tab/><text:tab/>-Stone can only be generated on roads </text:span></text:p>
      <text:p text:style-name="P3"><text:span text:style-name="T1"><text:tab/><text:tab/><text:tab/>-Metal can only be generated near buildings </text:span></text:p>
      <text:p text:style-name="P3"><text:span text:style-name="T1"><text:tab/><text:tab/><text:tab/>-The distribution of each resource should be spaced out but not be uniform </text:span></text:p>
      <text:p text:style-name="P3"><text:span text:style-name="T1"><text:tab/><text:tab/><text:tab/>-Areas should distribute resources diversely</text:span></text:p>
      <text:p text:style-name="P3"><text:span text:style-name="T1"><text:tab/><text:tab/><text:tab/><text:tab/>-Certain areas should distribute differing amounts of resources on it's <text:tab/><text:tab/><text:tab/><text:tab/>roads,green areas and buildings,</text:span></text:p>
      <text:p text:style-name="P3"><text:span text:style-name="T1"><text:tab/><text:tab/><text:tab/><text:tab/><text:tab/>-For example one road my have a lot of stone on it but the near <text:tab/><text:tab/><text:tab/><text:tab/><text:tab/>by buildings have little metal</text:span></text:p>
      <text:p text:style-name="P3"><text:span text:style-name="T1"><text:tab/><text:tab/><text:tab/><text:tab/>-Each area should be small so that players are not discriminated <text:tab/><text:tab/><text:tab/><text:tab/><text:tab/>against for lively in certain areas </text:span></text:p>
      <text:p text:style-name="P3"><text:span text:style-name="T1"><text:tab/><text:tab/><text:tab/><text:tab/><text:tab/>-Multiple areas should be in walking distance </text:span></text:p>
      <text:p text:style-name="P3"><text:span text:style-name="T1"/></text:p>
      <text:p text:style-name="P3"><text:span text:style-name="T1"><text:tab/>-The Server should be able to communicate with the mobile games</text:span></text:p>
      <text:p text:style-name="P3"><text:span text:style-name="T1"><text:tab/><text:tab/>-They should be able to notify them of nearby resources and ghouls </text:span></text:p>
      <text:p text:style-name="P3"><text:span text:style-name="T1"><text:tab/><text:tab/><text:tab/>-on request </text:span></text:p>
      <text:p text:style-name="P3"><text:span text:style-name="T1"><text:tab/><text:tab/>-When a player fights a ghoul that ghoul should disappear from other maps </text:span></text:p>
      <text:p text:style-name="P3"><text:span text:style-name="T1"><text:tab/><text:tab/><text:tab/>-If the player losses then the ghoul reappears moved from it's old location</text:span></text:p>
      <text:p text:style-name="P3"><text:span text:style-name="T1"><text:tab/><text:tab/><text:tab/>-If the player wins then it disappears permanently </text:span></text:p>
      <text:p text:style-name="P3"><text:span text:style-name="T1"/></text:p>
      <text:p text:style-name="P3"><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0-11T13:50:33.74</meta:creation-date>
    <dc:date>2016-10-11T17:33:06.52</dc:date>
    <dc:creator>Harry Martin</dc:creator>
    <meta:editing-duration>PT3H12M8S</meta:editing-duration>
    <meta:editing-cycles>27</meta:editing-cycles>
    <meta:generator>OpenOffice/4.1.2$Win32 OpenOffice.org_project/412m3$Build-9782</meta:generator>
    <meta:document-statistic meta:table-count="0" meta:image-count="0" meta:object-count="0" meta:page-count="4" meta:paragraph-count="110" meta:word-count="1543" meta:character-count="9308"/>
  </office:meta>
</office:document-meta>
</file>